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1.2602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6.4374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7.0209in"/>
    </style:style>
    <style:style style:name="co7" style:family="table-column">
      <style:table-column-properties fo:break-before="auto" style:column-width="3.75in"/>
    </style:style>
    <style:style style:name="co8" style:family="table-column">
      <style:table-column-properties fo:break-before="auto" style:column-width="0.8854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0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table:style-name="ce2" office:value-type="string" calcext:value-type="string">
            <text:p>iPhone Model</text:p>
          </table:table-cell>
          <table:table-cell office:value-type="string" calcext:value-type="string">
            <text:p>first available date</text:p>
          </table:table-cell>
          <table:table-cell office:value-type="string" calcext:value-type="string">
            <text:p>year discontinued</text:p>
          </table:table-cell>
          <table:table-cell office:value-type="string" calcext:value-type="string">
            <text:p>year that major version support stopped (meaning when the next OS came out that this phone could not run)</text:p>
          </table:table-cell>
          <table:table-cell office:value-type="string" calcext:value-type="string">
            <text:p>six years later date</text:p>
          </table:table-cell>
          <table:table-cell office:value-type="string" calcext:value-type="string">
            <text:p>official support left estimate</text:p>
          </table:table-cell>
          <table:table-cell table:style-name="ce2" office:value-type="string" calcext:value-type="string">
            <text:p>Last OS version supported</text:p>
          </table:table-cell>
          <table:table-cell table:style-name="ce2" office:value-type="string" calcext:value-type="string">
            <text:p>years of support = from when first available to when os support was pulled how many years of service did it get</text:p>
          </table:table-cell>
          <table:table-cell table:style-name="ce2" office:value-type="string" calcext:value-type="string">
            <text:p>software years supported after hardware discontinued date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iPhone 6</text:p>
          </table:table-cell>
          <table:table-cell office:value-type="date" office:date-value="2014-09-09" calcext:value-type="date">
            <text:p>09/09/14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20-09-16" calcext:value-type="date">
            <text:p>09/16/20</text:p>
          </table:table-cell>
          <table:table-cell table:formula="of:=DATE(YEAR([.B2])+6;MONTH([.B2]);DAY([.B2]))" office:value-type="date" office:date-value="2020-09-09" calcext:value-type="date">
            <text:p>09/09/20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2</text:p>
          </table:table-cell>
          <table:table-cell table:formula="of:=DATEDIF([.B2];[.D2];&quot;y&quot;)" office:value-type="float" office:value="6" calcext:value-type="float">
            <text:p>6</text:p>
          </table:table-cell>
          <table:table-cell table:formula="of:=DATEDIF([.B2];[.C2];&quot;y&quot;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6 Plus</text:p>
          </table:table-cell>
          <table:table-cell office:value-type="date" office:date-value="2014-09-09" calcext:value-type="date">
            <text:p>09/09/14</text:p>
          </table:table-cell>
          <table:table-cell office:value-type="date" office:date-value="2016-09-07" calcext:value-type="date">
            <text:p>09/07/16</text:p>
          </table:table-cell>
          <table:table-cell office:value-type="date" office:date-value="2020-09-16" calcext:value-type="date">
            <text:p>09/16/20</text:p>
          </table:table-cell>
          <table:table-cell table:formula="of:=DATE(YEAR([.B3])+6;MONTH([.B3]);DAY([.B3]))" office:value-type="date" office:date-value="2020-09-09" calcext:value-type="date">
            <text:p>09/09/20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2</text:p>
          </table:table-cell>
          <table:table-cell table:formula="of:=DATEDIF([.B3];[.D3];&quot;y&quot;)" office:value-type="float" office:value="6" calcext:value-type="float">
            <text:p>6</text:p>
          </table:table-cell>
          <table:table-cell table:formula="of:=DATEDIF([.B3];[.C3];&quot;y&quot;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6S</text:p>
          </table:table-cell>
          <table:table-cell office:value-type="date" office:date-value="2015-09-09" calcext:value-type="date">
            <text:p>09/09/15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22-09-12" calcext:value-type="date">
            <text:p>09/12/22</text:p>
          </table:table-cell>
          <table:table-cell table:formula="of:=DATE(YEAR([.B4])+6;MONTH([.B4]);DAY([.B4]))" office:value-type="date" office:date-value="2021-09-09" calcext:value-type="date">
            <text:p>09/09/2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5</text:p>
          </table:table-cell>
          <table:table-cell table:formula="of:=DATEDIF([.B4];[.D4];&quot;y&quot;)" office:value-type="float" office:value="7" calcext:value-type="float">
            <text:p>7</text:p>
          </table:table-cell>
          <table:table-cell table:formula="of:=DATEDIF([.B4];[.C4];&quot;y&quot;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6S Plus</text:p>
          </table:table-cell>
          <table:table-cell office:value-type="date" office:date-value="2015-09-09" calcext:value-type="date">
            <text:p>09/09/15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22-09-12" calcext:value-type="date">
            <text:p>09/12/22</text:p>
          </table:table-cell>
          <table:table-cell table:formula="of:=DATE(YEAR([.B5])+6;MONTH([.B5]);DAY([.B5]))" office:value-type="date" office:date-value="2021-09-09" calcext:value-type="date">
            <text:p>09/09/2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5</text:p>
          </table:table-cell>
          <table:table-cell table:formula="of:=DATEDIF([.B5];[.D5];&quot;y&quot;)" office:value-type="float" office:value="7" calcext:value-type="float">
            <text:p>7</text:p>
          </table:table-cell>
          <table:table-cell table:formula="of:=DATEDIF([.B5];[.C5];&quot;y&quot;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SE 1</text:p>
          </table:table-cell>
          <table:table-cell office:value-type="date" office:date-value="2016-03-21" calcext:value-type="date">
            <text:p>03/21/16</text:p>
          </table:table-cell>
          <table:table-cell office:value-type="date" office:date-value="2018-09-18" calcext:value-type="date">
            <text:p>09/18/18</text:p>
          </table:table-cell>
          <table:table-cell office:value-type="date" office:date-value="2022-09-12" calcext:value-type="date">
            <text:p>09/12/22</text:p>
          </table:table-cell>
          <table:table-cell table:formula="of:=DATE(YEAR([.B6])+6;MONTH([.B6]);DAY([.B6]))" office:value-type="date" office:date-value="2022-03-21" calcext:value-type="date">
            <text:p>03/21/2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5</text:p>
          </table:table-cell>
          <table:table-cell table:formula="of:=DATEDIF([.B6];[.D6];&quot;y&quot;)" office:value-type="float" office:value="6" calcext:value-type="float">
            <text:p>6</text:p>
          </table:table-cell>
          <table:table-cell table:formula="of:=DATEDIF([.B6];[.C6];&quot;y&quot;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7</text:p>
          </table:table-cell>
          <table:table-cell office:value-type="date" office:date-value="2016-09-07" calcext:value-type="date">
            <text:p>09/07/16</text:p>
          </table:table-cell>
          <table:table-cell office:value-type="date" office:date-value="2019-09-10" calcext:value-type="date">
            <text:p>09/10/19</text:p>
          </table:table-cell>
          <table:table-cell office:value-type="date" office:date-value="2022-09-12" calcext:value-type="date">
            <text:p>09/12/22</text:p>
          </table:table-cell>
          <table:table-cell table:formula="of:=DATE(YEAR([.B7])+6;MONTH([.B7]);DAY([.B7]))" office:value-type="date" office:date-value="2022-09-07" calcext:value-type="date">
            <text:p>09/07/2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5</text:p>
          </table:table-cell>
          <table:table-cell table:formula="of:=DATEDIF([.B7];[.D7];&quot;y&quot;)" office:value-type="float" office:value="6" calcext:value-type="float">
            <text:p>6</text:p>
          </table:table-cell>
          <table:table-cell table:formula="of:=DATEDIF([.B7];[.C7];&quot;y&quot;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7 Plus</text:p>
          </table:table-cell>
          <table:table-cell office:value-type="date" office:date-value="2016-09-07" calcext:value-type="date">
            <text:p>09/07/16</text:p>
          </table:table-cell>
          <table:table-cell office:value-type="date" office:date-value="2019-09-10" calcext:value-type="date">
            <text:p>09/10/19</text:p>
          </table:table-cell>
          <table:table-cell office:value-type="date" office:date-value="2022-09-12" calcext:value-type="date">
            <text:p>09/12/22</text:p>
          </table:table-cell>
          <table:table-cell table:formula="of:=DATE(YEAR([.B8])+6;MONTH([.B8]);DAY([.B8]))" office:value-type="date" office:date-value="2022-09-07" calcext:value-type="date">
            <text:p>09/07/2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5</text:p>
          </table:table-cell>
          <table:table-cell table:formula="of:=DATEDIF([.B8];[.D8];&quot;y&quot;)" office:value-type="float" office:value="6" calcext:value-type="float">
            <text:p>6</text:p>
          </table:table-cell>
          <table:table-cell table:formula="of:=DATEDIF([.B8];[.C8];&quot;y&quot;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8</text:p>
          </table:table-cell>
          <table:table-cell office:value-type="date" office:date-value="2017-09-12" calcext:value-type="date">
            <text:p>09/12/17</text:p>
          </table:table-cell>
          <table:table-cell office:value-type="date" office:date-value="2019-09-10" calcext:value-type="date">
            <text:p>09/10/19</text:p>
          </table:table-cell>
          <table:table-cell office:value-type="date" office:date-value="2023-09-18" calcext:value-type="date">
            <text:p>09/18/23</text:p>
          </table:table-cell>
          <table:table-cell table:formula="of:=DATE(YEAR([.B9])+6;MONTH([.B9]);DAY([.B9]))" office:value-type="date" office:date-value="2023-09-12" calcext:value-type="date">
            <text:p>09/12/2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6</text:p>
          </table:table-cell>
          <table:table-cell table:formula="of:=DATEDIF([.B9];[.D9];&quot;y&quot;)" office:value-type="float" office:value="6" calcext:value-type="float">
            <text:p>6</text:p>
          </table:table-cell>
          <table:table-cell table:formula="of:=DATEDIF([.B9];[.C9];&quot;y&quot;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8 Plus</text:p>
          </table:table-cell>
          <table:table-cell office:value-type="date" office:date-value="2017-09-12" calcext:value-type="date">
            <text:p>09/12/17</text:p>
          </table:table-cell>
          <table:table-cell office:value-type="date" office:date-value="2020-04-15" calcext:value-type="date">
            <text:p>04/15/20</text:p>
          </table:table-cell>
          <table:table-cell office:value-type="date" office:date-value="2023-09-18" calcext:value-type="date">
            <text:p>09/18/23</text:p>
          </table:table-cell>
          <table:table-cell table:formula="of:=DATE(YEAR([.B10])+6;MONTH([.B10]);DAY([.B10]))" office:value-type="date" office:date-value="2023-09-12" calcext:value-type="date">
            <text:p>09/12/2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6</text:p>
          </table:table-cell>
          <table:table-cell table:formula="of:=DATEDIF([.B10];[.D10];&quot;y&quot;)" office:value-type="float" office:value="6" calcext:value-type="float">
            <text:p>6</text:p>
          </table:table-cell>
          <table:table-cell table:formula="of:=DATEDIF([.B10];[.C10];&quot;y&quot;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X</text:p>
          </table:table-cell>
          <table:table-cell office:value-type="date" office:date-value="2017-09-12" calcext:value-type="date">
            <text:p>09/12/17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23-09-18" calcext:value-type="date">
            <text:p>09/18/23</text:p>
          </table:table-cell>
          <table:table-cell table:formula="of:=DATE(YEAR([.B11])+6;MONTH([.B11]);DAY([.B11]))" office:value-type="date" office:date-value="2023-09-12" calcext:value-type="date">
            <text:p>09/12/2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6</text:p>
          </table:table-cell>
          <table:table-cell table:formula="of:=DATEDIF([.B11];[.D11];&quot;y&quot;)" office:value-type="float" office:value="6" calcext:value-type="float">
            <text:p>6</text:p>
          </table:table-cell>
          <table:table-cell table:formula="of:=DATEDIF([.B11];[.C11];&quot;y&quot;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XR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21-09-14" calcext:value-type="date">
            <text:p>09/14/21</text:p>
          </table:table-cell>
          <table:table-cell/>
          <table:table-cell table:formula="of:=DATE(YEAR([.B12])+6;MONTH([.B12]);DAY([.B12]))" office:value-type="date" office:date-value="2024-09-12" calcext:value-type="date">
            <text:p>09/12/24</text:p>
          </table:table-cell>
          <table:table-cell table:formula="of:=[.E12]-TODAY()" office:value-type="date" office:date-value="1900-03-15" calcext:value-type="date">
            <text:p>03/15/00</text:p>
          </table:table-cell>
          <table:table-cell table:number-columns-repeated="2"/>
          <table:table-cell table:formula="of:=DATEDIF([.B12];[.C12];&quot;y&quot;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XS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19-09-10" calcext:value-type="date">
            <text:p>09/10/19</text:p>
          </table:table-cell>
          <table:table-cell/>
          <table:table-cell table:formula="of:=DATE(YEAR([.B13])+6;MONTH([.B13]);DAY([.B13]))" office:value-type="date" office:date-value="2024-09-12" calcext:value-type="date">
            <text:p>09/12/24</text:p>
          </table:table-cell>
          <table:table-cell table:formula="of:=[.E13]-TODAY()" office:value-type="date" office:date-value="1900-03-15" calcext:value-type="date">
            <text:p>03/15/00</text:p>
          </table:table-cell>
          <table:table-cell table:number-columns-repeated="2"/>
          <table:table-cell table:formula="of:=DATEDIF([.B13];[.C13];&quot;y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XS Max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19-09-10" calcext:value-type="date">
            <text:p>09/10/19</text:p>
          </table:table-cell>
          <table:table-cell/>
          <table:table-cell table:formula="of:=DATE(YEAR([.B14])+6;MONTH([.B14]);DAY([.B14]))" office:value-type="date" office:date-value="2024-09-12" calcext:value-type="date">
            <text:p>09/12/24</text:p>
          </table:table-cell>
          <table:table-cell table:formula="of:=[.E14]-TODAY()" office:value-type="date" office:date-value="1900-03-15" calcext:value-type="date">
            <text:p>03/15/00</text:p>
          </table:table-cell>
          <table:table-cell table:number-columns-repeated="2"/>
          <table:table-cell table:formula="of:=DATEDIF([.B14];[.C14];&quot;y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11</text:p>
          </table:table-cell>
          <table:table-cell office:value-type="date" office:date-value="2019-09-10" calcext:value-type="date">
            <text:p>09/10/19</text:p>
          </table:table-cell>
          <table:table-cell office:value-type="date" office:date-value="2022-09-07" calcext:value-type="date">
            <text:p>09/07/22</text:p>
          </table:table-cell>
          <table:table-cell/>
          <table:table-cell table:formula="of:=DATE(YEAR([.B15])+6;MONTH([.B15]);DAY([.B15]))" office:value-type="date" office:date-value="2025-09-10" calcext:value-type="date">
            <text:p>09/10/25</text:p>
          </table:table-cell>
          <table:table-cell table:formula="of:=[.E15]-TODAY()" office:value-type="date" office:date-value="1901-03-13" calcext:value-type="date">
            <text:p>03/13/01</text:p>
          </table:table-cell>
          <table:table-cell table:number-columns-repeated="2"/>
          <table:table-cell table:formula="of:=DATEDIF([.B15];[.C15];&quot;y&quot;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11 Pro</text:p>
          </table:table-cell>
          <table:table-cell office:value-type="date" office:date-value="2019-09-10" calcext:value-type="date">
            <text:p>09/10/19</text:p>
          </table:table-cell>
          <table:table-cell office:value-type="date" office:date-value="2020-10-13" calcext:value-type="date">
            <text:p>10/13/20</text:p>
          </table:table-cell>
          <table:table-cell/>
          <table:table-cell table:formula="of:=DATE(YEAR([.B16])+6;MONTH([.B16]);DAY([.B16]))" office:value-type="date" office:date-value="2025-09-10" calcext:value-type="date">
            <text:p>09/10/25</text:p>
          </table:table-cell>
          <table:table-cell table:formula="of:=[.E16]-TODAY()" office:value-type="date" office:date-value="1901-03-13" calcext:value-type="date">
            <text:p>03/13/01</text:p>
          </table:table-cell>
          <table:table-cell table:number-columns-repeated="2"/>
          <table:table-cell table:formula="of:=DATEDIF([.B16];[.C16];&quot;y&quot;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11 Pro Max</text:p>
          </table:table-cell>
          <table:table-cell office:value-type="date" office:date-value="2019-09-10" calcext:value-type="date">
            <text:p>09/10/19</text:p>
          </table:table-cell>
          <table:table-cell office:value-type="date" office:date-value="2020-10-13" calcext:value-type="date">
            <text:p>10/13/20</text:p>
          </table:table-cell>
          <table:table-cell/>
          <table:table-cell table:formula="of:=DATE(YEAR([.B17])+6;MONTH([.B17]);DAY([.B17]))" office:value-type="date" office:date-value="2025-09-10" calcext:value-type="date">
            <text:p>09/10/25</text:p>
          </table:table-cell>
          <table:table-cell table:formula="of:=[.E17]-TODAY()" office:value-type="date" office:date-value="1901-03-13" calcext:value-type="date">
            <text:p>03/13/01</text:p>
          </table:table-cell>
          <table:table-cell table:number-columns-repeated="2"/>
          <table:table-cell table:formula="of:=DATEDIF([.B17];[.C17];&quot;y&quot;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SE 2</text:p>
          </table:table-cell>
          <table:table-cell office:value-type="date" office:date-value="2020-04-15" calcext:value-type="date">
            <text:p>04/15/20</text:p>
          </table:table-cell>
          <table:table-cell office:value-type="date" office:date-value="2022-03-08" calcext:value-type="date">
            <text:p>03/08/22</text:p>
          </table:table-cell>
          <table:table-cell/>
          <table:table-cell table:formula="of:=DATE(YEAR([.B18])+6;MONTH([.B18]);DAY([.B18]))" office:value-type="date" office:date-value="2026-04-15" calcext:value-type="date">
            <text:p>04/15/26</text:p>
          </table:table-cell>
          <table:table-cell table:formula="of:=[.E18]-TODAY()" office:value-type="date" office:date-value="1901-10-16" calcext:value-type="date">
            <text:p>10/16/01</text:p>
          </table:table-cell>
          <table:table-cell table:number-columns-repeated="2"/>
          <table:table-cell table:formula="of:=DATEDIF([.B18];[.C18];&quot;y&quot;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12 mini</text:p>
          </table:table-cell>
          <table:table-cell office:value-type="date" office:date-value="2020-10-13" calcext:value-type="date">
            <text:p>10/13/20</text:p>
          </table:table-cell>
          <table:table-cell office:value-type="date" office:date-value="2022-09-07" calcext:value-type="date">
            <text:p>09/07/22</text:p>
          </table:table-cell>
          <table:table-cell/>
          <table:table-cell table:formula="of:=DATE(YEAR([.B19])+6;MONTH([.B19]);DAY([.B19]))" office:value-type="date" office:date-value="2026-10-13" calcext:value-type="date">
            <text:p>10/13/26</text:p>
          </table:table-cell>
          <table:table-cell table:formula="of:=[.E19]-TODAY()" office:value-type="date" office:date-value="1902-04-15" calcext:value-type="date">
            <text:p>04/15/02</text:p>
          </table:table-cell>
          <table:table-cell table:number-columns-repeated="2"/>
          <table:table-cell table:formula="of:=DATEDIF([.B19];[.C19];&quot;y&quot;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12</text:p>
          </table:table-cell>
          <table:table-cell office:value-type="date" office:date-value="2020-10-13" calcext:value-type="date">
            <text:p>10/13/20</text:p>
          </table:table-cell>
          <table:table-cell office:value-type="date" office:date-value="2023-09-12" calcext:value-type="date">
            <text:p>09/12/23</text:p>
          </table:table-cell>
          <table:table-cell/>
          <table:table-cell table:formula="of:=DATE(YEAR([.B20])+6;MONTH([.B20]);DAY([.B20]))" office:value-type="date" office:date-value="2026-10-13" calcext:value-type="date">
            <text:p>10/13/26</text:p>
          </table:table-cell>
          <table:table-cell table:formula="of:=[.E20]-TODAY()" office:value-type="date" office:date-value="1902-04-15" calcext:value-type="date">
            <text:p>04/15/02</text:p>
          </table:table-cell>
          <table:table-cell table:number-columns-repeated="2"/>
          <table:table-cell table:formula="of:=DATEDIF([.B20];[.C20];&quot;y&quot;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12 Pro</text:p>
          </table:table-cell>
          <table:table-cell office:value-type="date" office:date-value="2020-10-13" calcext:value-type="date">
            <text:p>10/13/20</text:p>
          </table:table-cell>
          <table:table-cell office:value-type="date" office:date-value="2021-09-14" calcext:value-type="date">
            <text:p>09/14/21</text:p>
          </table:table-cell>
          <table:table-cell/>
          <table:table-cell table:formula="of:=DATE(YEAR([.B21])+6;MONTH([.B21]);DAY([.B21]))" office:value-type="date" office:date-value="2026-10-13" calcext:value-type="date">
            <text:p>10/13/26</text:p>
          </table:table-cell>
          <table:table-cell table:formula="of:=[.E21]-TODAY()" office:value-type="date" office:date-value="1902-04-15" calcext:value-type="date">
            <text:p>04/15/02</text:p>
          </table:table-cell>
          <table:table-cell table:number-columns-repeated="2"/>
          <table:table-cell table:formula="of:=DATEDIF([.B21];[.C21];&quot;y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12 Pro Max</text:p>
          </table:table-cell>
          <table:table-cell office:value-type="date" office:date-value="2020-10-13" calcext:value-type="date">
            <text:p>10/13/20</text:p>
          </table:table-cell>
          <table:table-cell office:value-type="date" office:date-value="2021-09-14" calcext:value-type="date">
            <text:p>09/14/21</text:p>
          </table:table-cell>
          <table:table-cell/>
          <table:table-cell table:formula="of:=DATE(YEAR([.B22])+6;MONTH([.B22]);DAY([.B22]))" office:value-type="date" office:date-value="2026-10-13" calcext:value-type="date">
            <text:p>10/13/26</text:p>
          </table:table-cell>
          <table:table-cell table:formula="of:=[.E22]-TODAY()" office:value-type="date" office:date-value="1902-04-15" calcext:value-type="date">
            <text:p>04/15/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3 Mini</text:p>
          </table:table-cell>
          <table:table-cell office:value-type="date" office:date-value="2021-09-14" calcext:value-type="date">
            <text:p>09/14/21</text:p>
          </table:table-cell>
          <table:table-cell office:value-type="date" office:date-value="2023-09-12" calcext:value-type="date">
            <text:p>09/12/23</text:p>
          </table:table-cell>
          <table:table-cell/>
          <table:table-cell table:formula="of:=DATE(YEAR([.B23])+6;MONTH([.B23]);DAY([.B23]))" office:value-type="date" office:date-value="2027-09-14" calcext:value-type="date">
            <text:p>09/14/27</text:p>
          </table:table-cell>
          <table:table-cell table:formula="of:=[.E23]-TODAY()" office:value-type="date" office:date-value="1903-03-17" calcext:value-type="date">
            <text:p>03/17/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3</text:p>
          </table:table-cell>
          <table:table-cell office:value-type="date" office:date-value="2021-09-14" calcext:value-type="date">
            <text:p>09/14/21</text:p>
          </table:table-cell>
          <table:table-cell table:number-columns-repeated="2"/>
          <table:table-cell table:formula="of:=DATE(YEAR([.B24])+6;MONTH([.B24]);DAY([.B24]))" office:value-type="date" office:date-value="2027-09-14" calcext:value-type="date">
            <text:p>09/14/27</text:p>
          </table:table-cell>
          <table:table-cell table:formula="of:=[.E24]-TODAY()" office:value-type="date" office:date-value="1903-03-17" calcext:value-type="date">
            <text:p>03/17/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3 Pro</text:p>
          </table:table-cell>
          <table:table-cell office:value-type="date" office:date-value="2021-09-14" calcext:value-type="date">
            <text:p>09/14/21</text:p>
          </table:table-cell>
          <table:table-cell office:value-type="date" office:date-value="2022-09-07" calcext:value-type="date">
            <text:p>09/07/22</text:p>
          </table:table-cell>
          <table:table-cell/>
          <table:table-cell table:formula="of:=DATE(YEAR([.B25])+6;MONTH([.B25]);DAY([.B25]))" office:value-type="date" office:date-value="2027-09-14" calcext:value-type="date">
            <text:p>09/14/27</text:p>
          </table:table-cell>
          <table:table-cell table:formula="of:=[.E25]-TODAY()" office:value-type="date" office:date-value="1903-03-17" calcext:value-type="date">
            <text:p>03/17/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3 Pro Max</text:p>
          </table:table-cell>
          <table:table-cell office:value-type="date" office:date-value="2021-09-14" calcext:value-type="date">
            <text:p>09/14/21</text:p>
          </table:table-cell>
          <table:table-cell office:value-type="date" office:date-value="2022-09-07" calcext:value-type="date">
            <text:p>09/07/22</text:p>
          </table:table-cell>
          <table:table-cell/>
          <table:table-cell table:formula="of:=DATE(YEAR([.B26])+6;MONTH([.B26]);DAY([.B26]))" office:value-type="date" office:date-value="2027-09-14" calcext:value-type="date">
            <text:p>09/14/27</text:p>
          </table:table-cell>
          <table:table-cell table:formula="of:=[.E26]-TODAY()" office:value-type="date" office:date-value="1903-03-17" calcext:value-type="date">
            <text:p>03/17/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SE 3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/>
          <table:table-cell table:formula="of:=DATE(YEAR([.B27])+6;MONTH([.B27]);DAY([.B27]))" office:value-type="date" office:date-value="2028-03-08" calcext:value-type="date">
            <text:p>03/08/28</text:p>
          </table:table-cell>
          <table:table-cell table:formula="of:=[.E27]-TODAY()" office:value-type="date" office:date-value="1903-09-09" calcext:value-type="date">
            <text:p>09/09/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4</text:p>
          </table:table-cell>
          <table:table-cell office:value-type="date" office:date-value="2022-09-07" calcext:value-type="date">
            <text:p>09/07/22</text:p>
          </table:table-cell>
          <table:table-cell table:number-columns-repeated="2"/>
          <table:table-cell table:formula="of:=DATE(YEAR([.B28])+6;MONTH([.B28]);DAY([.B28]))" office:value-type="date" office:date-value="2028-09-07" calcext:value-type="date">
            <text:p>09/07/28</text:p>
          </table:table-cell>
          <table:table-cell table:formula="of:=[.E28]-TODAY()" office:value-type="date" office:date-value="1904-03-10" calcext:value-type="date">
            <text:p>03/10/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4 Plus</text:p>
          </table:table-cell>
          <table:table-cell office:value-type="date" office:date-value="2022-09-07" calcext:value-type="date">
            <text:p>09/07/22</text:p>
          </table:table-cell>
          <table:table-cell table:number-columns-repeated="2"/>
          <table:table-cell table:formula="of:=DATE(YEAR([.B29])+6;MONTH([.B29]);DAY([.B29]))" office:value-type="date" office:date-value="2028-09-07" calcext:value-type="date">
            <text:p>09/07/28</text:p>
          </table:table-cell>
          <table:table-cell table:formula="of:=[.E29]-TODAY()" office:value-type="date" office:date-value="1904-03-10" calcext:value-type="date">
            <text:p>03/10/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4 Pro</text:p>
          </table:table-cell>
          <table:table-cell office:value-type="date" office:date-value="2022-09-07" calcext:value-type="date">
            <text:p>09/07/22</text:p>
          </table:table-cell>
          <table:table-cell office:value-type="date" office:date-value="2023-09-12" calcext:value-type="date">
            <text:p>09/12/23</text:p>
          </table:table-cell>
          <table:table-cell/>
          <table:table-cell table:formula="of:=DATE(YEAR([.B30])+6;MONTH([.B30]);DAY([.B30]))" office:value-type="date" office:date-value="2028-09-07" calcext:value-type="date">
            <text:p>09/07/28</text:p>
          </table:table-cell>
          <table:table-cell table:formula="of:=[.E30]-TODAY()" office:value-type="date" office:date-value="1904-03-10" calcext:value-type="date">
            <text:p>03/10/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4 Pro Max</text:p>
          </table:table-cell>
          <table:table-cell office:value-type="date" office:date-value="2022-09-07" calcext:value-type="date">
            <text:p>09/07/22</text:p>
          </table:table-cell>
          <table:table-cell office:value-type="date" office:date-value="2023-09-12" calcext:value-type="date">
            <text:p>09/12/23</text:p>
          </table:table-cell>
          <table:table-cell/>
          <table:table-cell table:formula="of:=DATE(YEAR([.B31])+6;MONTH([.B31]);DAY([.B31]))" office:value-type="date" office:date-value="2028-09-07" calcext:value-type="date">
            <text:p>09/07/28</text:p>
          </table:table-cell>
          <table:table-cell table:formula="of:=[.E31]-TODAY()" office:value-type="date" office:date-value="1904-03-10" calcext:value-type="date">
            <text:p>03/10/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5</text:p>
          </table:table-cell>
          <table:table-cell office:value-type="date" office:date-value="2023-09-12" calcext:value-type="date">
            <text:p>09/12/23</text:p>
          </table:table-cell>
          <table:table-cell table:number-columns-repeated="2"/>
          <table:table-cell table:formula="of:=DATE(YEAR([.B32])+6;MONTH([.B32]);DAY([.B32]))" office:value-type="date" office:date-value="2029-09-12" calcext:value-type="date">
            <text:p>09/12/29</text:p>
          </table:table-cell>
          <table:table-cell table:formula="of:=[.E32]-TODAY()" office:value-type="date" office:date-value="1905-03-15" calcext:value-type="date">
            <text:p>03/15/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5 Plus</text:p>
          </table:table-cell>
          <table:table-cell office:value-type="date" office:date-value="2023-09-12" calcext:value-type="date">
            <text:p>09/12/23</text:p>
          </table:table-cell>
          <table:table-cell table:number-columns-repeated="2"/>
          <table:table-cell table:formula="of:=DATE(YEAR([.B33])+6;MONTH([.B33]);DAY([.B33]))" office:value-type="date" office:date-value="2029-09-12" calcext:value-type="date">
            <text:p>09/12/29</text:p>
          </table:table-cell>
          <table:table-cell table:formula="of:=[.E33]-TODAY()" office:value-type="date" office:date-value="1905-03-15" calcext:value-type="date">
            <text:p>03/15/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5 Pro</text:p>
          </table:table-cell>
          <table:table-cell office:value-type="date" office:date-value="2023-09-12" calcext:value-type="date">
            <text:p>09/12/23</text:p>
          </table:table-cell>
          <table:table-cell table:number-columns-repeated="2"/>
          <table:table-cell table:formula="of:=DATE(YEAR([.B34])+6;MONTH([.B34]);DAY([.B34]))" office:value-type="date" office:date-value="2029-09-12" calcext:value-type="date">
            <text:p>09/12/29</text:p>
          </table:table-cell>
          <table:table-cell table:formula="of:=[.E34]-TODAY()" office:value-type="date" office:date-value="1905-03-15" calcext:value-type="date">
            <text:p>03/15/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5 Pro Max</text:p>
          </table:table-cell>
          <table:table-cell office:value-type="date" office:date-value="2023-09-12" calcext:value-type="date">
            <text:p>09/12/23</text:p>
          </table:table-cell>
          <table:table-cell table:number-columns-repeated="2"/>
          <table:table-cell table:formula="of:=DATE(YEAR([.B35])+6;MONTH([.B35]);DAY([.B35]))" office:value-type="date" office:date-value="2029-09-12" calcext:value-type="date">
            <text:p>09/12/29</text:p>
          </table:table-cell>
          <table:table-cell table:formula="of:=[.E35]-TODAY()" office:value-type="date" office:date-value="1905-03-15" calcext:value-type="date">
            <text:p>03/15/05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/>
    <meta:creation-date>2024-06-18T10:04:53Z</meta:creation-date>
    <dc:date>2024-06-25T05:57:14.328544116</dc:date>
    <meta:editing-cycles>18</meta:editing-cycles>
    <meta:editing-duration>PT21H17M38S</meta:editing-duration>
    <meta:document-statistic meta:table-count="1" meta:cell-count="221" meta:object-count="0"/>
  </office:meta>
</office:document-meta>
</file>